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1) Sa se citeasca de la tastatura doua variabile, primul numar si aldoilea numar si sa se afiseze media aritmertica, intr-o variabila globala:</text:p>
      <text:p text:style-name="Standard"/>
      <text:p text:style-name="Standard">SET SERVEROUTPUT ON</text:p>
      <text:p text:style-name="Standard"/>
      <text:p text:style-name="Standard">VARIABLE g_medie number</text:p>
      <text:p text:style-name="Standard">DECLARE</text:p>
      <text:p text:style-name="Standard">v_num1 number:=&amp;num1;</text:p>
      <text:p text:style-name="Standard">v_num2 number:=&amp;num2;</text:p>
      <text:p text:style-name="Standard">BEGIN</text:p>
      <text:p text:style-name="Standard">:g_medie:=(v_num1+v_num2)/2;</text:p>
      <text:p text:style-name="Standard">END;</text:p>
      <text:p text:style-name="Standard">/</text:p>
      <text:p text:style-name="Standard">print g_medie</text:p>
      <text:p text:style-name="Standard">--2) Sa se citeasca de la tastatura salariul si procentul si sa se afiseze majorarea salariului cu procentul respectiv:</text:p>
      <text:p text:style-name="Standard">DECLARE</text:p>
      <text:p text:style-name="Standard">v_salariu number:=&amp;salariul;</text:p>
      <text:p text:style-name="Standard">v_procent number:=&amp;procent;</text:p>
      <text:p text:style-name="Standard">BEGIN</text:p>
      <text:p text:style-name="Standard">v_salariu:=v_salariu*(1+v_procent/100);</text:p>
      <text:p text:style-name="Standard">DBMS_OUTPUT.PUT_LINE('Salariul majorat: '||v_salariu);</text:p>
      <text:p text:style-name="Standard">END;</text:p>
      <text:p text:style-name="Standard">/</text:p>
      <text:p text:style-name="Standard">--4) Sa se construiasa un bloc PL/SQL care sa afiseze primii angajati cu cel mai mare salarariu</text:p>
      <text:p text:style-name="Standard"/>
      <text:p text:style-name="Standard">SELECT id_angajat, nume, salariul from angajati order by 3 desc;</text:p>
      <text:p text:style-name="Standard"/>
      <text:p text:style-name="Standard">DECLARE</text:p>
      <text:p text:style-name="Standard">CURSOR c IS SELECT id_angajat, nume, salariul from angajati order by 3 desc;</text:p>
      <text:p text:style-name="Standard">v_rec c%rowtype;</text:p>
      <text:p text:style-name="Standard">BEGIN</text:p>
      <text:p text:style-name="Standard">OPEN c;</text:p>
      <text:p text:style-name="Standard"><text:s text:c="2"/>LOOP</text:p>
      <text:p text:style-name="Standard"><text:s text:c="2"/>FETCH c into v_rec;</text:p>
      <text:p text:style-name="Standard"><text:s text:c="2"/>DBMS_OUTPUT.PUT_LINE('Nume: '||v_rec.nume||' '||v_rec.salariul);</text:p>
      <text:p text:style-name="Standard"><text:s text:c="2"/>EXIT WHEN c%rowcount=3;</text:p>
      <text:p text:style-name="Standard"><text:s text:c="2"/>END LOOP;</text:p>
      <text:p text:style-name="Standard">CLOSE c;</text:p>
      <text:p text:style-name="Standard">END;</text:p>
      <text:p text:style-name="Standard">/</text:p>
      <text:p text:style-name="Standard"/>
      <text:p text:style-name="Standard">--5)Sa se construiasa un bloc PL/SQL care sa afiseze primii 5 <text:s/>angajati cu cel mai mare salarariu(se foloseste FOR-LOOP).</text:p>
      <text:p text:style-name="Standard">DECLARE</text:p>
      <text:p text:style-name="Standard">CURSOR c IS SELECT id_angajat, nume, salariul from angajati order by <text:soft-page-break/>3 desc;</text:p>
      <text:p text:style-name="Standard">BEGIN</text:p>
      <text:p text:style-name="Standard">FOR v_rec in c LOOP</text:p>
      <text:p text:style-name="Standard">DBMS_OUTPUT.PUT_LINE('Nume: '||v_rec.nume||' '||v_rec.salariul);</text:p>
      <text:p text:style-name="Standard">EXIT WHEN c%ROWCOUNT=5;</text:p>
      <text:p text:style-name="Standard">END LOOP;</text:p>
      <text:p text:style-name="Standard">END;</text:p>
      <text:p text:style-name="Standard">--6) Să se construiască un bloc PL/SQL prin care:</text:p>
      <text:p text:style-name="Standard">---Se verifică existența unui client pentru care id_client este citit de la tastatură</text:p>
      <text:p text:style-name="Standard">---În cazul în care clientul indicatnu există, se invocă o excepție</text:p>
      <text:p text:style-name="Standard">---În cazul în care clientul indicat există:</text:p>
      <text:p text:style-name="Standard">--<text:tab/>Se afișează numele respectivului client</text:p>
      <text:p text:style-name="Standard">--<text:tab/>Se afișează informații despre comenzile încheiate de acesta (id_comandă, data, valoarea)</text:p>
      <text:p text:style-name="Standard">--<text:tab/>Se afișează numărul total de comenzi pe care acesta le-a încheiat.</text:p>
      <text:p text:style-name="Standard"/>
      <text:p text:style-name="Standard">DECLARE</text:p>
      <text:p text:style-name="Standard">v_id number;</text:p>
      <text:p text:style-name="Standard">BEGIN</text:p>
      <text:p text:style-name="Standard">SELECT id_client into v_id from clienti where id_client=&amp;id;</text:p>
      <text:p text:style-name="Standard">DBMS_OUTPUT.PUT_LINE('ID Client: '||v_id);</text:p>
      <text:p text:style-name="Standard"><text:s text:c="2"/>DECLARE</text:p>
      <text:p text:style-name="Standard"><text:s text:c="2"/>v_nume varchar2(30);</text:p>
      <text:p text:style-name="Standard"><text:s text:c="2"/>v_numarComenzi number:=0;</text:p>
      <text:p text:style-name="Standard"><text:s text:c="2"/>CURSOR c IS SELECT com.id_comanda, com.data, sum(rc.pret*rc.cantitate) valoare from comenzi com, rand_comenzi rc where com.id_comanda=rc.id_comanda and com.id_client=v_id</text:p>
      <text:p text:style-name="Standard"><text:s text:c="2"/>group by com.id_comanda, com.data;</text:p>
      <text:p text:style-name="Standard"><text:s text:c="2"/>BEGIN</text:p>
      <text:p text:style-name="Standard"><text:s text:c="2"/>SELECT nume_client into v_nume from clienti where id_client=v_id;</text:p>
      <text:p text:style-name="Standard"><text:s text:c="2"/>SELECT count(id_comanda) into v_numarComenzi from comenzi where id_client=v_id;</text:p>
      <text:p text:style-name="Standard"><text:s text:c="2"/>DBMS_OUTPUT.PUT_LINE('Nume Client: '||v_nume||' Numar comenzi: '||v_numarComenzi);</text:p>
      <text:p text:style-name="Standard"><text:s text:c="2"/>FOR r in c LOOP</text:p>
      <text:p text:style-name="Standard"><text:s text:c="2"/>DBMS_OUTPUT.PUT_LINE('ID Comanda: '||r.id_comanda||' Data: '||r.data);</text:p>
      <text:p text:style-name="Standard"><text:s text:c="2"/>EXIT WHEN c%NOTFOUND;</text:p>
      <text:p text:style-name="Standard"><text:s text:c="2"/>END LOOP;</text:p>
      <text:p text:style-name="Standard"><text:s text:c="2"/>end;</text:p>
      <text:p text:style-name="Standard"><text:s text:c="2"/></text:p>
      <text:p text:style-name="Standard">EXCEPTION WHEN NO_DATA_FOUND THEN DBMS_OUTPUT.PUT_LINE('Nu exista respectivul client! SORRY!');</text:p>
      <text:p text:style-name="Standard">end;</text:p>
      <text:p text:style-name="Standard"/>
      <text:p text:style-name="Standard">--7.Se afişează în ordine angajaţii cu codurile în intervalul 100-110 atât timp cât salariul acestora este mai mic decât media:</text:p>
      <text:p text:style-name="Standard"><text:soft-page-break/>DECLARE</text:p>
      <text:p text:style-name="Standard">v_salariu number;</text:p>
      <text:p text:style-name="Standard">v_salMediu number;</text:p>
      <text:p text:style-name="Standard">BEGIN</text:p>
      <text:p text:style-name="Standard">SELECT avg(salariul) into v_salMediu from angajati;</text:p>
      <text:p text:style-name="Standard">for i in 100..110 LOOP</text:p>
      <text:p text:style-name="Standard">SELECT salariul into v_salariu FROM angajati where id_angajat=i;</text:p>
      <text:p text:style-name="Standard"><text:s text:c="2"/>IF v_salariu&lt;v_salMediu THEN </text:p>
      <text:p text:style-name="Standard"><text:s text:c="2"/>DBMS_OUTPUT.PUT_LINE('Salariu: '||v_salariu||' ID:' ||i);</text:p>
      <text:p text:style-name="Standard"><text:s text:c="2"/>END IF;</text:p>
      <text:p text:style-name="Standard">END LOOP;</text:p>
      <text:p text:style-name="Standard">END;</text:p>
      <text:p text:style-name="Standard"/>
      <text:p text:style-name="Standard">--8) Să se afişeze numărul de comenzi ale fiecărui angajat al cărui id este situat</text:p>
      <text:p text:style-name="Standard">--în intervalul 155..160, dar să se întrerupă afişarea în cazul în care se găseşte primul angajat din acest interval care nu are nici o comandă:</text:p>
      <text:p text:style-name="Standard">DECLARE</text:p>
      <text:p text:style-name="Standard">v_numarComenzi number;</text:p>
      <text:p text:style-name="Standard">BEGIN</text:p>
      <text:p text:style-name="Standard">FOR i in 155..160 LOOP</text:p>
      <text:p text:style-name="Standard">SELECT count(id_comanda) into v_numarComenzi from comenzi where id_angajat=i;</text:p>
      <text:p text:style-name="Standard">DBMS_OUTPUT.PUT_LINE('ID:'||i||'Numar comenzi: '||v_numarComenzi);</text:p>
      <text:p text:style-name="Standard">EXIT WHEN v_numarComenzi=0;</text:p>
      <text:p text:style-name="Standard">END LOOP;</text:p>
      <text:p text:style-name="Standard">END;</text:p>
      <text:p text:style-name="Standard"/>
      <text:p text:style-name="Standard">--9) Să se afişeze primele 3 comenzi care au cele mai multe produse comandate. </text:p>
      <text:p text:style-name="Standard">--În acest caz înregistrările vor fi ordonate descrescător în funcţie de numărul produselor comandate.</text:p>
      <text:p text:style-name="Standard">--Am folosit funcția CAST pentru a transforma în interogare coloana DATA din TIMESTAMP în DATE.</text:p>
      <text:p text:style-name="Standard">SELECT rc.id_comanda, count(distinct rc.id_produs) from comenzi c, rand_comenzi rc where c.id_comanda=rc.id_comanda</text:p>
      <text:p text:style-name="Standard">group by rc.id_comanda</text:p>
      <text:p text:style-name="Standard">order by 2 desc;</text:p>
      <text:p text:style-name="Standard"/>
      <text:p text:style-name="Standard">DECLARE</text:p>
      <text:p text:style-name="Standard">CURSOR c IS SELECT rc.id_comanda, count(distinct rc.id_produs) numar from comenzi c, rand_comenzi rc where c.id_comanda=rc.id_comanda</text:p>
      <text:p text:style-name="Standard">group by rc.id_comanda</text:p>
      <text:p text:style-name="Standard">order by 2 desc;</text:p>
      <text:p text:style-name="Standard">BEGIN</text:p>
      <text:p text:style-name="Standard">FOR v_rec in c LOOP</text:p>
      <text:p text:style-name="Standard">DBMS_OUTPUT.PUT_LINE('ID Comanda: '||v_rec.id_comanda||' Numar produse distincte: '||v_rec.numar);</text:p>
      <text:p text:style-name="Standard"><text:soft-page-break/>EXIT WHEN c%NOTFOUND OR c%ROWCOUNT=3;</text:p>
      <text:p text:style-name="Standard">END LOOP;</text:p>
      <text:p text:style-name="Standard">END;</text:p>
      <text:p text:style-name="Standard"/>
      <text:p text:style-name="Standard">--10.Să se afişeze produsele al căror cantitate totală comandată este mai mare decât o valoare primită drept parametru.</text:p>
      <text:p text:style-name="Standard"/>
      <text:p text:style-name="Standard">SELECT id_produs, sum(rc.cantitate) from comenzi c, rand_comenzi rc where c.id_comanda=rc.id_comanda</text:p>
      <text:p text:style-name="Standard">GROUP by id_produs</text:p>
      <text:p text:style-name="Standard">HAVING sum(rc.cantitate)&gt;10;</text:p>
      <text:p text:style-name="Standard"/>
      <text:p text:style-name="Standard">DECLARE</text:p>
      <text:p text:style-name="Standard">CURSOR c(p_parametru number) IS SELECT id_produs, sum(rc.cantitate) cantitate from comenzi c, rand_comenzi rc where c.id_comanda=rc.id_comanda</text:p>
      <text:p text:style-name="Standard">GROUP by id_produs</text:p>
      <text:p text:style-name="Standard">HAVING sum(rc.cantitate)&gt;p_parametru;</text:p>
      <text:p text:style-name="Standard">BEGIN</text:p>
      <text:p text:style-name="Standard">FOR v_rec in c(10) LOOP</text:p>
      <text:p text:style-name="Standard">DBMS_OUTPUT.PUT_LINE('ID PRODUS:'||v_rec.id_produs||' '||v_rec.cantitate);</text:p>
      <text:p text:style-name="Standard">EXIT WHEN c%NOTFOUND;</text:p>
      <text:p text:style-name="Standard">END LOOP;</text:p>
      <text:p text:style-name="Standard">END;</text:p>
      <text:p text:style-name="Standard"/>
      <text:p text:style-name="Standard">--11) Realizati o procedura afiseaza_angajati in care sa declarati un cursor pentru a selecta numele, functia, si data angajarii din tabela Angajati.</text:p>
      <text:p text:style-name="Standard">--Parcurgeti fiecare rand al cursorului si in cazul in care data angajarii depaseste 01.08.2010, afisati informatiile preluate. Apelati procedura.</text:p>
      <text:p text:style-name="Standard">CREATE OR REPLACE PROCEDURE afiseaza_angajati_vasile IS</text:p>
      <text:p text:style-name="Standard">CURSOR c IS SELECT nume, id_functie, data_angajare from angajati;</text:p>
      <text:p text:style-name="Standard">BEGIN</text:p>
      <text:p text:style-name="Standard"><text:s text:c="2"/>FOR v_rec in c LOOP</text:p>
      <text:p text:style-name="Standard"><text:s text:c="4"/>if v_rec.data_angajare&gt;'01-AUG-10' THEN</text:p>
      <text:p text:style-name="Standard"><text:s text:c="4"/>DBMS_OUTPUT.PUT_LINE(v_rec.nume||v_rec.id_functie||v_rec.data_angajare);</text:p>
      <text:p text:style-name="Standard"><text:s text:c="4"/>END IF;</text:p>
      <text:p text:style-name="Standard"><text:s text:c="2"/>EXIT WHEN c%NOTFOUND;</text:p>
      <text:p text:style-name="Standard"><text:s text:c="2"/>END LOOP;</text:p>
      <text:p text:style-name="Standard">END;</text:p>
      <text:p text:style-name="Standard"/>
      <text:p text:style-name="Standard">EXECUTE afiseaza_angajati_vasile;</text:p>
      <text:p text:style-name="Standard"/>
      <text:p text:style-name="Standard">--12)Realizati o functie vechime_angajat(p_cod angajati.id_angajat%type) </text:p>
      <text:p text:style-name="Standard">--care sa returneze vechimea angajatului(calculata drept diferenta <text:soft-page-break/>intre data actuala si cea a angajarii) </text:p>
      <text:p text:style-name="Standard">--care are codul primit ca parametru. Tratati exceptiile aparute.</text:p>
      <text:p text:style-name="Standard">--Apelati functia dintr-un bloc PL/SQL si utilizati un cursor pentru a parcurge toti angajatii.</text:p>
      <text:p text:style-name="Standard"/>
      <text:p text:style-name="Standard">CREATE OR REPLACE FUNCTION vechime_angajat_vasile(p_cod angajati.id_angajat%type)</text:p>
      <text:p text:style-name="Standard">RETURN NUMBER IS</text:p>
      <text:p text:style-name="Standard">v_vechime number:=0;</text:p>
      <text:p text:style-name="Standard">BEGIN</text:p>
      <text:p text:style-name="Standard">SELECT round((sysdate-data_angajare)/365) into v_vechime from angajati where id_angajat=p_cod;</text:p>
      <text:p text:style-name="Standard">RETURN v_vechime;</text:p>
      <text:p text:style-name="Standard">EXCEPTION WHEN NO_DATA_FOUND THEN </text:p>
      <text:p text:style-name="Standard">RETURN 0;</text:p>
      <text:p text:style-name="Standard">END;</text:p>
      <text:p text:style-name="Standard"/>
      <text:p text:style-name="Standard">DECLARE</text:p>
      <text:p text:style-name="Standard">CURSOR c is SELECT id_angajat, nume,vechime_angajat_vasile(id_angajat) vechime from angajati;</text:p>
      <text:p text:style-name="Standard">v_vechime number:=0;</text:p>
      <text:p text:style-name="Standard">BEGIN</text:p>
      <text:p text:style-name="Standard"><text:s text:c="2"/>for v_rec in c loop</text:p>
      <text:p text:style-name="Standard"><text:s/>-- v_vechime:=vechime_angajat_vasile(v_rec.id_angajat);</text:p>
      <text:p text:style-name="Standard"><text:s text:c="2"/>dbms_output.put_line('ID: '||v_rec.id_angajat||' Nume: '||v_rec.nume||' Vechime: '||v_rec.vechime);</text:p>
      <text:p text:style-name="Standard"><text:s text:c="2"/>EXIT WHEN c%NOTFOUND;</text:p>
      <text:p text:style-name="Standard"><text:s text:c="2"/>END LOOP;</text:p>
      <text:p text:style-name="Standard">END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17T13:05:52.038000000</dc:date>
    <meta:editing-duration>PT7S</meta:editing-duration>
    <meta:editing-cycles>1</meta:editing-cycles>
    <meta:document-statistic meta:table-count="0" meta:image-count="0" meta:object-count="0" meta:page-count="5" meta:paragraph-count="163" meta:word-count="845" meta:character-count="6498" meta:non-whitespace-character-count="5763"/>
    <meta:generator>LibreOffice/7.4.7.2$Windows_x86 LibreOffice_project/723314e595e8007d3cf785c16538505a1c878ca5</meta:generator>
  </office:meta>
</office:document-meta>
</file>